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color="#808080"/>
    </style:style>
    <style:style style:name="P3" style:family="paragraph" style:parent-style-name="Standard">
      <style:paragraph-properties style:writing-mode="lr-tb"/>
      <style:text-properties fo:color="#808080" officeooo:paragraph-rsid="0014265d"/>
    </style:style>
    <style:style style:name="P4" style:family="paragraph" style:parent-style-name="Standard">
      <style:paragraph-properties style:writing-mode="lr-tb"/>
      <style:text-properties fo:color="#808080" fo:font-weight="bold" fo:background-color="#ffff00" style:font-weight-asian="bold" style:font-weight-complex="bold"/>
    </style:style>
    <style:style style:name="P5" style:family="paragraph" style:parent-style-name="Standard">
      <style:paragraph-properties style:writing-mode="lr-tb"/>
      <style:text-properties fo:color="#808080" fo:background-color="transparent"/>
    </style:style>
    <style:style style:name="P6" style:family="paragraph" style:parent-style-name="Standard">
      <style:paragraph-properties style:writing-mode="lr-tb"/>
      <style:text-properties fo:color="#000000"/>
    </style:style>
    <style:style style:name="P7" style:family="paragraph" style:parent-style-name="Standard">
      <style:paragraph-properties style:writing-mode="lr-tb"/>
      <style:text-properties fo:color="#000000" fo:font-weight="bold" fo:background-color="#ffff00" style:font-weight-asian="bold" style:font-weight-complex="bold"/>
    </style:style>
    <style:style style:name="P8" style:family="paragraph" style:parent-style-name="Standard">
      <style:paragraph-properties style:writing-mode="lr-tb"/>
      <style:text-properties fo:color="#000000" fo:font-weight="bold" fo:background-color="transparent" style:font-weight-asian="bold" style:font-weight-complex="bold"/>
    </style:style>
    <style:style style:name="P9" style:family="paragraph" style:parent-style-name="Standard">
      <style:paragraph-properties style:writing-mode="lr-tb"/>
      <style:text-properties fo:color="#000000" fo:font-weight="bold" officeooo:rsid="00214b3a" officeooo:paragraph-rsid="00214b3a" fo:background-color="transparent" style:font-weight-asian="bold" style:font-weight-complex="bold"/>
    </style:style>
    <style:style style:name="P10" style:family="paragraph" style:parent-style-name="Standard">
      <style:paragraph-properties style:writing-mode="lr-tb"/>
      <style:text-properties fo:color="#000000" fo:font-weight="bold" officeooo:paragraph-rsid="00333ada" style:font-weight-asian="bold" style:font-weight-complex="bold"/>
    </style:style>
    <style:style style:name="P11" style:family="paragraph" style:parent-style-name="Standard">
      <style:paragraph-properties style:writing-mode="lr-tb"/>
      <style:text-properties fo:color="#000000" fo:font-weight="normal" fo:background-color="#ffff00" style:font-weight-asian="normal" style:font-weight-complex="normal"/>
    </style:style>
    <style:style style:name="P12" style:family="paragraph" style:parent-style-name="Standard">
      <style:paragraph-properties style:writing-mode="lr-tb"/>
      <style:text-properties fo:color="#000000" fo:font-weight="normal" fo:background-color="transparent" style:font-weight-asian="normal" style:font-weight-complex="normal"/>
    </style:style>
    <style:style style:name="P13" style:family="paragraph" style:parent-style-name="Standard">
      <style:paragraph-properties style:writing-mode="lr-tb"/>
      <style:text-properties fo:color="#000000" fo:font-weight="normal" officeooo:paragraph-rsid="001e369b" fo:background-color="transparent" style:font-weight-asian="normal" style:font-weight-complex="normal"/>
    </style:style>
    <style:style style:name="P14" style:family="paragraph" style:parent-style-name="Standard">
      <style:paragraph-properties style:writing-mode="lr-tb"/>
      <style:text-properties fo:color="#000000" fo:font-weight="normal" officeooo:rsid="00214b3a" officeooo:paragraph-rsid="00214b3a" fo:background-color="transparent" style:font-weight-asian="normal" style:font-weight-complex="normal"/>
    </style:style>
    <style:style style:name="P15" style:family="paragraph" style:parent-style-name="Standard">
      <style:paragraph-properties style:writing-mode="lr-tb"/>
      <style:text-properties fo:color="#000000" style:font-name="monospace" fo:font-weight="bold" fo:background-color="transparent" style:font-weight-asian="bold" style:font-weight-complex="bold"/>
    </style:style>
    <style:style style:name="P16" style:family="paragraph" style:parent-style-name="Standard">
      <style:paragraph-properties style:writing-mode="lr-tb"/>
      <style:text-properties fo:color="#000000" fo:background-color="transparent"/>
    </style:style>
    <style:style style:name="P17" style:family="paragraph" style:parent-style-name="Standard">
      <style:paragraph-properties style:writing-mode="lr-tb"/>
      <style:text-properties fo:color="#999999"/>
    </style:style>
    <style:style style:name="P18" style:family="paragraph" style:parent-style-name="Standard">
      <style:paragraph-properties style:writing-mode="lr-tb"/>
      <style:text-properties fo:color="#999999" fo:font-weight="bold" style:font-weight-asian="bold" style:font-weight-complex="bold"/>
    </style:style>
    <style:style style:name="P19" style:family="paragraph" style:parent-style-name="Standard">
      <style:paragraph-properties style:writing-mode="lr-tb"/>
      <style:text-properties fo:color="#999999" fo:font-weight="bold" fo:background-color="transparent" style:font-weight-asian="bold" style:font-weight-complex="bold"/>
    </style:style>
    <style:style style:name="P20" style:family="paragraph" style:parent-style-name="Standard">
      <style:paragraph-properties style:writing-mode="lr-tb"/>
      <style:text-properties fo:color="#999999" fo:font-weight="normal" fo:background-color="transparent" style:font-weight-asian="normal" style:font-weight-complex="normal"/>
    </style:style>
    <style:style style:name="P21" style:family="paragraph" style:parent-style-name="Standard">
      <style:paragraph-properties style:writing-mode="lr-tb"/>
      <style:text-properties fo:color="#999999" fo:font-weight="normal" officeooo:rsid="001e369b" officeooo:paragraph-rsid="001e369b" fo:background-color="transparent" style:font-weight-asian="normal" style:font-weight-complex="normal"/>
    </style:style>
    <style:style style:name="P22" style:family="paragraph" style:parent-style-name="Standard">
      <style:paragraph-properties style:writing-mode="lr-tb"/>
      <style:text-properties fo:color="#999999" fo:font-weight="normal" officeooo:rsid="00214b3a" officeooo:paragraph-rsid="00214b3a" fo:background-color="transparent" style:font-weight-asian="normal" style:font-weight-complex="normal"/>
    </style:style>
    <style:style style:name="P23" style:family="paragraph" style:parent-style-name="Standard">
      <style:paragraph-properties style:writing-mode="lr-tb"/>
      <style:text-properties fo:color="#999999" fo:background-color="transparent"/>
    </style:style>
    <style:style style:name="P24" style:family="paragraph" style:parent-style-name="Standard">
      <style:paragraph-properties style:writing-mode="lr-tb"/>
      <style:text-properties fo:color="#b2b2b2" fo:font-weight="normal" officeooo:rsid="00214b3a" officeooo:paragraph-rsid="00214b3a" fo:background-color="transparent" style:font-weight-asian="normal" style:font-weight-complex="normal"/>
    </style:style>
    <style:style style:name="P25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26" style:family="paragraph" style:parent-style-name="Standard">
      <style:paragraph-properties style:writing-mode="lr-tb"/>
      <style:text-properties fo:font-weight="bold" fo:background-color="transparent" style:font-weight-asian="bold" style:font-weight-complex="bold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13465f"/>
    </style:style>
    <style:style style:name="T3" style:family="text">
      <style:text-properties style:font-name="monospace" officeooo:rsid="00150448"/>
    </style:style>
    <style:style style:name="T4" style:family="text">
      <style:text-properties style:font-name="monospace" officeooo:rsid="00183e6a"/>
    </style:style>
    <style:style style:name="T5" style:family="text">
      <style:text-properties style:font-name="monospace" officeooo:rsid="001a057b"/>
    </style:style>
    <style:style style:name="T6" style:family="text">
      <style:text-properties style:font-name="monospace" officeooo:rsid="001b2acd"/>
    </style:style>
    <style:style style:name="T7" style:family="text">
      <style:text-properties style:font-name="monospace" officeooo:rsid="001b2acd"/>
    </style:style>
    <style:style style:name="T8" style:family="text">
      <style:text-properties style:font-name="monospace" fo:font-weight="bold" officeooo:rsid="00150448" style:font-weight-asian="bold" style:font-weight-complex="bold"/>
    </style:style>
    <style:style style:name="T9" style:family="text">
      <style:text-properties style:font-name="monospace" officeooo:rsid="001b850f"/>
    </style:style>
    <style:style style:name="T10" style:family="text">
      <style:text-properties style:font-name="monospace" officeooo:rsid="001f0551"/>
    </style:style>
    <style:style style:name="T11" style:family="text">
      <style:text-properties style:font-name="monospace" officeooo:rsid="002042a3"/>
    </style:style>
    <style:style style:name="T12" style:family="text">
      <style:text-properties style:font-name="monospace" officeooo:rsid="002260cf"/>
    </style:style>
    <style:style style:name="T13" style:family="text">
      <style:text-properties style:font-name="monospace" fo:font-weight="normal" style:font-weight-asian="normal" style:font-weight-complex="normal"/>
    </style:style>
    <style:style style:name="T14" style:family="text">
      <style:text-properties style:font-name="monospace" fo:font-weight="normal" officeooo:rsid="001b2acd" style:font-weight-asian="normal" style:font-weight-complex="normal"/>
    </style:style>
    <style:style style:name="T15" style:family="text">
      <style:text-properties style:font-name="monospace" fo:font-weight="normal" officeooo:rsid="00333ada" fo:background-color="transparent" loext:char-shading-value="0" style:font-weight-asian="normal" style:font-weight-complex="normal"/>
    </style:style>
    <style:style style:name="T16" style:family="text">
      <style:text-properties style:font-name="monospace" officeooo:rsid="00272813"/>
    </style:style>
    <style:style style:name="T17" style:family="text">
      <style:text-properties style:font-name="monospace" officeooo:rsid="002b3583"/>
    </style:style>
    <style:style style:name="T18" style:family="text">
      <style:text-properties style:font-name="monospace" officeooo:rsid="001b2acd" fo:background-color="transparent" loext:char-shading-value="0"/>
    </style:style>
    <style:style style:name="T19" style:family="text">
      <style:text-properties style:font-name="monospace" officeooo:rsid="00333ada" fo:background-color="transparent" loext:char-shading-value="0"/>
    </style:style>
    <style:style style:name="T20" style:family="text">
      <style:text-properties fo:color="#808080" style:font-name="monospace" officeooo:rsid="0013465f"/>
    </style:style>
    <style:style style:name="T21" style:family="text">
      <style:text-properties fo:color="#808080" style:font-name="monospace" fo:font-weight="normal" officeooo:rsid="00333ada" fo:background-color="transparent" loext:char-shading-value="0" style:font-weight-asian="normal" style:font-weight-complex="normal"/>
    </style:style>
    <style:style style:name="T22" style:family="text">
      <style:text-properties officeooo:rsid="001b2acd"/>
    </style:style>
    <style:style style:name="T23" style:family="text">
      <style:text-properties fo:color="#999999" style:font-name="monospace" officeooo:rsid="001b2acd"/>
    </style:style>
    <style:style style:name="T24" style:family="text">
      <style:text-properties fo:color="#999999" style:font-name="monospace" officeooo:rsid="002faf35" fo:background-color="transparent" loext:char-shading-value="0"/>
    </style:style>
    <style:style style:name="T25" style:family="text">
      <style:text-properties fo:color="#000000" style:font-name="monospace" officeooo:rsid="001b2acd"/>
    </style:style>
    <style:style style:name="T26" style:family="text">
      <style:text-properties fo:color="#000000" style:font-name="monospace" fo:font-weight="normal" officeooo:rsid="001b2acd" fo:background-color="transparent" loext:char-shading-value="0" style:font-weight-asian="normal" style:font-weight-complex="normal"/>
    </style:style>
    <style:style style:name="T27" style:family="text">
      <style:text-properties fo:color="#000000" style:font-name="monospace" fo:font-weight="normal" officeooo:rsid="002b44f2" fo:background-color="transparent" loext:char-shading-value="0" style:font-weight-asian="normal" style:font-weight-complex="normal"/>
    </style:style>
    <style:style style:name="T28" style:family="text">
      <style:text-properties fo:color="#000000" style:font-name="monospace" fo:font-weight="normal" officeooo:rsid="002c8c80" fo:background-color="transparent" loext:char-shading-value="0" style:font-weight-asian="normal" style:font-weight-complex="normal"/>
    </style:style>
    <style:style style:name="T29" style:family="text">
      <style:text-properties fo:color="#000000" style:font-name="monospace" fo:font-weight="normal" officeooo:rsid="001b2acd" fo:background-color="#ffff00" loext:char-shading-value="0" style:font-weight-asian="normal" style:font-weight-complex="normal"/>
    </style:style>
    <style:style style:name="T30" style:family="text">
      <style:text-properties fo:color="#000000" style:font-name="monospace" fo:font-weight="normal" officeooo:rsid="002b44f2" fo:background-color="#ffff00" loext:char-shading-value="0" style:font-weight-asian="normal" style:font-weight-complex="normal"/>
    </style:style>
    <style:style style:name="T31" style:family="text">
      <style:text-properties fo:color="#000000" style:font-name="monospace" fo:font-weight="normal" officeooo:rsid="001b2acd" style:font-weight-asian="normal" style:font-weight-complex="normal"/>
    </style:style>
    <style:style style:name="T32" style:family="text">
      <style:text-properties fo:color="#000000" style:font-name="monospace" fo:font-weight="normal" officeooo:rsid="001b2acd" style:font-weight-asian="normal" style:font-weight-complex="normal"/>
    </style:style>
    <style:style style:name="T33" style:family="text">
      <style:text-properties fo:color="#000000" style:font-name="monospace" fo:font-weight="normal" officeooo:rsid="002b44f2" style:font-weight-asian="normal" style:font-weight-complex="normal"/>
    </style:style>
    <style:style style:name="T34" style:family="text">
      <style:text-properties fo:color="#000000" style:font-name="monospace" fo:font-weight="normal" officeooo:rsid="002b44f2" style:font-weight-asian="normal" style:font-weight-complex="normal"/>
    </style:style>
    <style:style style:name="T35" style:family="text">
      <style:text-properties fo:color="#000000" style:font-name="monospace" officeooo:rsid="001b2acd" fo:background-color="transparent" loext:char-shading-value="0"/>
    </style:style>
    <style:style style:name="T36" style:family="text">
      <style:text-properties fo:color="#000000" style:font-name="monospace" officeooo:rsid="002b44f2" fo:background-color="transparent" loext:char-shading-value="0"/>
    </style:style>
    <style:style style:name="T37" style:family="text">
      <style:text-properties fo:color="#000000" style:font-name="monospace" officeooo:rsid="002c8c80" fo:background-color="transparent" loext:char-shading-value="0"/>
    </style:style>
    <style:style style:name="T38" style:family="text">
      <style:text-properties fo:color="#000000" style:font-name="monospace" officeooo:rsid="002faf35" fo:background-color="transparent" loext:char-shading-value="0"/>
    </style:style>
    <style:style style:name="T39" style:family="text">
      <style:text-properties fo:color="#000000" style:font-name="monospace" officeooo:rsid="002b44f2"/>
    </style:style>
    <style:style style:name="T40" style:family="text">
      <style:text-properties fo:color="#000000" style:font-name="monospace" fo:font-weight="bold" officeooo:rsid="001b2acd" fo:background-color="transparent" loext:char-shading-value="0" style:font-weight-asian="bold" style:font-weight-complex="bold"/>
    </style:style>
    <style:style style:name="T41" style:family="text">
      <style:text-properties fo:color="#000000" style:font-name="monospace" fo:font-weight="bold" officeooo:rsid="002c8c80" fo:background-color="transparent" loext:char-shading-value="0" style:font-weight-asian="bold" style:font-weight-complex="bold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2b44f2"/>
    </style:style>
    <style:style style:name="T44" style:family="text">
      <style:text-properties officeooo:rsid="002c8c80"/>
    </style:style>
    <style:style style:name="T45" style:family="text">
      <style:text-properties officeooo:rsid="00333a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orgs/PacktPublishing/repositories?type=all" text:style-name="Internet_20_link" text:visited-style-name="Visited_20_Internet_20_Link"><text:span text:style-name="T1">https://github.com/orgs/PacktPublishing/repositories?type=all</text:span></text:a><text:span text:style-name="T1"> <text:s text:c="3"/></text:span><text:span text:style-name="T4">Все коды <text:s/>Pa</text:span><text:span text:style-name="T5">c</text:span><text:span text:style-name="T4">k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ail</text:span> <text:span text:style-name="T1">-f</text:span> <text:span text:style-name="T1">/var/log/kern.log <text:s text:c="7"/></text:span><text:span text:style-name="T20">сообщения ядра</text:span></text:p>
      <text:p text:style-name="P1"><text:span text:style-name="T2"/></text:p>
      <text:p text:style-name="P1"><text:span text:style-name="T2"># iptables --table nat --append POSTROUTING --out-interface eth1 -j MASQUERADE</text:span></text:p>
      <text:p text:style-name="P1"><text:span text:style-name="T2"># iptables --append FORWARD --in-interface eth4 -j ACCEPT</text:span></text:p>
      <text:p text:style-name="P1"><text:span text:style-name="T2"># echo 1 &gt;&gt; /proc/sys/net/ipv4/ip_forward</text:span></text:p>
      <text:p text:style-name="P2"><text:span text:style-name="T2"/></text:p>
      <text:p text:style-name="P3"><text:span text:style-name="T2">Then, for instance, on the BeagleBone Black I should set the gateway through the USB cable using the</text:span></text:p>
      <text:p text:style-name="P3"><text:span text:style-name="T2">following command:</text:span></text:p>
      <text:p text:style-name="P1"><text:span text:style-name="T2">root@bbb:~# route add default gw 192.168.7.1</text:span></text:p>
      <text:p text:style-name="P2"><text:span text:style-name="T2"><text:s/></text:span><text:span text:style-name="T3">(</text:span><text:span text:style-name="T2">eth1 device is the preferred Internet connection on my host system, while the eth4 device is the BeagleBone Black's device as viewed on my system </text:span><text:span text:style-name="T3">)</text:span></text:p>
      <text:p text:style-name="P6"><text:span text:style-name="T3"/></text:p>
      <text:p text:style-name="P6"><text:span text:style-name="T8">apt-cache search gcc-[0-9.]*-arm</text:span><text:span text:style-name="T3"> <text:s text:c="3"/></text:span><text:span text:style-name="T23">показывает все компиляторы в репозитории</text:span></text:p>
      <text:p text:style-name="P17"><text:span text:style-name="T6">gcc-9-arm-linux-gnueabihf - GNU C compiler (cross compiler for armhf architecture)</text:span></text:p>
      <text:p text:style-name="P17"><text:span text:style-name="T6">gcc-9-arm-linux-gnueabihf-base - GCC, the GNU Compiler Collection (base package)</text:span></text:p>
      <text:p text:style-name="P17"><text:span text:style-name="T6">gcc-10-arm-linux-gnueabi - GNU C compiler (cross compiler for armel architecture)</text:span></text:p>
      <text:p text:style-name="P17"><text:span text:style-name="T6">gcc-10-arm-linux-gnueabi-base - GCC, the GNU Compiler Collection (base package)</text:span></text:p>
      <text:p text:style-name="P17"><text:span text:style-name="T6">gcc-10-arm-linux-gnueabihf - GNU C compiler (cross compiler for armhf architecture)</text:span></text:p>
      <text:p text:style-name="P17"><text:span text:style-name="T6">gcc-10-arm-linux-gnueabihf-base - GCC, the GNU Compiler Collection (base package)</text:span></text:p>
      <text:p text:style-name="P17"><text:span text:style-name="T6">gcc-8-arm-linux-gnueabi - GNU C compiler (cross compiler for armel architecture)</text:span></text:p>
      <text:p text:style-name="P17"><text:span text:style-name="T6">gcc-8-arm-linux-gnueabi-base - GCC, the GNU Compiler Collection (base package)</text:span></text:p>
      <text:p text:style-name="P17"><text:span text:style-name="T6">gcc-8-arm-linux-gnueabihf - GNU C compiler (cross compiler for armhf architecture)</text:span></text:p>
      <text:p text:style-name="P17"><text:span text:style-name="T6">gcc-8-arm-linux-gnueabihf-base - GCC, the GNU Compiler Collection (base package)</text:span></text:p>
      <text:p text:style-name="P17"><text:span text:style-name="T6">gcc-9-arm-linux-gnueabi - GNU C compiler (cross compiler for armel architecture)</text:span></text:p>
      <text:p text:style-name="P17"><text:span text:style-name="T6">gcc-9-arm-linux-gnueabi-base - GCC, the GNU Compiler Collection (base package)</text:span></text:p>
      <text:p text:style-name="P17"><text:span text:style-name="T6"/></text:p>
      <text:p text:style-name="P7"><text:span text:style-name="T6">( http://www.linaro.org/</text:span></text:p>
      <text:p text:style-name="P7"><text:a xlink:type="simple" xlink:href="https://releases.linaro.org/components/toolchain/binaries/" text:style-name="Internet_20_link" text:visited-style-name="Visited_20_Internet_20_Link"><text:span text:style-name="T6">https://releases.linaro.org/components/toolchain/binaries/</text:span></text:a><text:span text:style-name="T6"> <text:s text:c="5"/></text:span><text:span text:style-name="T9">Перечень всех тулчейнов <text:s/></text:span><text:span text:style-name="T12">до <text:s/>версии 7 </text:span></text:p>
      <text:p text:style-name="P7"><text:span text:style-name="T25"/></text:p>
      <text:p text:style-name="P7"><text:span text:style-name="T25"/></text:p>
      <text:p text:style-name="P12"><text:span text:style-name="T6">wget -c </text:span><text:a xlink:type="simple" xlink:href="https://releases.linaro.org/components/toolchain/binaries/5.3-2016.02/arm-linux-gnueabihf/gcc-linaro-5.3-2016.02-x86_64_arm-linux-gnueabihf.tar.xz" text:style-name="Internet_20_link" text:visited-style-name="Visited_20_Internet_20_Link"><text:span text:style-name="T6">https://releases.linaro.org/components/toolchain/binaries/5.3-2016.02/arm-linux-gnueabihf/gcc-linaro-5.3-2016.02-x86_64_arm-linux-gnueabihf.tar.xz</text:span></text:a></text:p>
      <text:p text:style-name="P12"><text:span text:style-name="T6"/></text:p>
      <text:p text:style-name="P12"><text:span text:style-name="T6">tar xf gcc-linaro-5.3-2016.02-x86_64_arm-linux-gnueabihf.tar.xz</text:span></text:p>
      <text:p text:style-name="P11"><text:span text:style-name="T25"/></text:p>
      <text:p text:style-name="P12"><text:span text:style-name="T6">You can put your new toolchain whenever you wish inside the host's filesystem. We put it in the</text:span></text:p>
      <text:p text:style-name="P12"><text:span text:style-name="T6">/opt/linaro directory.</text:span></text:p>
      <text:p text:style-name="P12"><text:span text:style-name="T6"/></text:p>
      <text:p text:style-name="P20"><text:span text:style-name="T6">Then, we have to set up our environment in order to be able to execute the cross-compiler and other</text:span></text:p>
      <text:p text:style-name="P20"><text:span text:style-name="T6">components:</text:span></text:p>
      <text:p text:style-name="P11"><text:span text:style-name="T6">$ export PATH=/opt/</text:span><text:span text:style-name="T11">L</text:span><text:span text:style-name="T6">inaro/gcc-linaro-5.3-2016.02-x86_64_arm-linux-gnueabihf/bin/:$PATH</text:span></text:p>
      <text:p text:style-name="P7"><text:span text:style-name="T25"/></text:p>
      <text:p text:style-name="P21"><text:span text:style-name="T6">в </text:span><text:span text:style-name="T1">~/bashrc добавил:</text:span></text:p>
      <text:p text:style-name="P13"><text:span text:style-name="T6">export PATH=$PATH:/opt/</text:span><text:span text:style-name="T10">L</text:span><text:span text:style-name="T6">inaro/gcc-linaro-5.3-2016.02-x86_64_arm-linux-gnueabihf/bin/</text:span></text:p>
      <text:p text:style-name="P13"><text:span text:style-name="T6"/></text:p>
      <text:p text:style-name="P22"><text:span text:style-name="T6">П</text:span><text:span text:style-name="T1">роверяем:</text:span></text:p>
      <text:p text:style-name="P14"><text:span text:style-name="T1">arm-linux-gnueabihf-gcc –version</text:span></text:p>
      <text:p text:style-name="P24"><text:span text:style-name="T1">arm-linux-gnueabihf-gcc (Linaro GCC 5.3-2016.02) 5.3.1 20160113</text:span></text:p>
      <text:p text:style-name="P24"><text:span text:style-name="T1">Copyright (C) 2015 Free Software Foundation, Inc.</text:span></text:p>
      <text:p text:style-name="P24"><text:span text:style-name="T1">This is free software; see the source for copying conditions. <text:s/>There is NO</text:span></text:p>
      <text:p text:style-name="P24"><text:span text:style-name="T1">warranty; not even for MERCHANTABILITY or FITNESS FOR A PARTICULAR PURPOSE.</text:span></text:p>
      <text:p text:style-name="P24"><text:span text:style-name="T1"/></text:p>
      <text:p text:style-name="P9"><text:span text:style-name="T1">minicom -o -D /dev/ttyUSB0</text:span></text:p>
      <text:p text:style-name="P12"><text:span text:style-name="T6">ls -l /dev/ttyUSB0</text:span></text:p>
      <text:p text:style-name="P12"><text:span text:style-name="T14"/></text:p>
      <text:p text:style-name="P12"><text:span text:style-name="T6">U-Boot (with MLO)</text:span></text:p>
      <text:p text:style-name="P12"><text:span text:style-name="T6"/></text:p>
      <text:p text:style-name="P7"><text:span text:style-name="T6">git clone </text:span><text:a xlink:type="simple" xlink:href="https://github.com/u-boot/u-boot" text:style-name="Internet_20_link" text:visited-style-name="Visited_20_Internet_20_Link"><text:span text:style-name="T6">https://github.com/u-boot/u-boot</text:span></text:a></text:p>
      <text:p text:style-name="P11"><text:span text:style-name="T6"/></text:p>
      <text:p text:style-name="P7"><text:span text:style-name="T6">$ cd u-boot</text:span></text:p>
      <text:p text:style-name="P7"><text:span text:style-name="T6">$ git checkout v2016.03 -b v2016.03 <text:s text:c="3"/></text:span><text:span text:style-name="T16">(Потребовалось вручную по тегу переключать)</text:span></text:p>
      <text:p text:style-name="P7"><text:span text:style-name="T6"/></text:p>
      <text:p text:style-name="P7"><text:span text:style-name="T6">wget -c https://rcn-ee.com/repos/git/u-boot-patches/v2016.03/0001-am335x_evm-uEnv.txt-bootz-n-fixes.patch</text:span></text:p>
      <text:p text:style-name="P7"><text:span text:style-name="T6">patch -p1 &lt; 0001-am335x_evm-uEnv.txt-bootz-n-fixes.patch</text:span></text:p>
      <text:p text:style-name="P12"><text:span text:style-name="T6"/></text:p>
      <text:p text:style-name="P20"><text:span text:style-name="T6">patching file board/ti/am335x/board.c</text:span></text:p>
      <text:p text:style-name="P20"><text:span text:style-name="T6">patching file board/ti/am335x/board.h</text:span></text:p>
      <text:p text:style-name="P20"><text:span text:style-name="T6">patching file board/ti/am335x/mux.c</text:span></text:p>
      <text:p text:style-name="P20"><text:span text:style-name="T6">patching file common/spl/spl.c</text:span></text:p>
      <text:p text:style-name="P20"><text:span text:style-name="T6">patching file configs/am335x_evm_defconfig</text:span></text:p>
      <text:p text:style-name="P20"><text:span text:style-name="T6">patching file include/configs/am335x_evm.h</text:span></text:p>
      <text:p text:style-name="P20"><text:span text:style-name="T6">patching file include/configs/ti_armv7_common.h</text:span></text:p>
      <text:p text:style-name="P12"><text:span text:style-name="T6"/></text:p>
      <text:p text:style-name="P12"><text:span text:style-name="T6">Now, we're ready to compile. Let's do it with the following commands:</text:span></text:p>
      <text:p text:style-name="P8"><text:span text:style-name="T6">$ make ARCH=arm CROSS_COMPILE=arm-linux-gnueabihf- am335x_evm_defconfig</text:span></text:p>
      <text:p text:style-name="P20"><text:span text:style-name="T6"><text:s text:c="2"/>HOSTCC <text:s/>scripts/basic/fixdep</text:span></text:p>
      <text:p text:style-name="P20"><text:span text:style-name="T6"><text:s text:c="2"/>HOSTCC <text:s/>scripts/kconfig/conf.o</text:span></text:p>
      <text:p text:style-name="P20"><text:span text:style-name="T6"><text:s text:c="2"/>SHIPPED scripts/kconfig/zconf.tab.c</text:span></text:p>
      <text:p text:style-name="P20"><text:span text:style-name="T6"><text:s text:c="2"/>SHIPPED scripts/kconfig/zconf.lex.c</text:span></text:p>
      <text:p text:style-name="P20"><text:span text:style-name="T6"><text:s text:c="2"/>SHIPPED scripts/kconfig/zconf.hash.c</text:span></text:p>
      <text:p text:style-name="P20"><text:span text:style-name="T6"><text:s text:c="2"/>HOSTCC <text:s/>scripts/kconfig/zconf.tab.o</text:span></text:p>
      <text:p text:style-name="P20"><text:span text:style-name="T6"><text:s text:c="2"/>HOSTLD <text:s/>scripts/kconfig/conf</text:span></text:p>
      <text:p text:style-name="P20"><text:span text:style-name="T6">#</text:span></text:p>
      <text:p text:style-name="P20"><text:span text:style-name="T6"># configuration written to .config</text:span></text:p>
      <text:p text:style-name="P20"><text:span text:style-name="T6">#</text:span></text:p>
      <text:p text:style-name="P12"><text:span text:style-name="T6"/></text:p>
      <text:p text:style-name="P8"><text:span text:style-name="T6">$ make ARCH=arm CROSS_COMPILE=arm-linux-gnueabihf-</text:span></text:p>
      <text:p text:style-name="P20"><text:span text:style-name="T6">Now, it's time to install the bootloader into the microSD</text:span></text:p>
      <text:p text:style-name="P15"><text:span text:style-name="T22">lsblk</text:span></text:p>
      <text:p text:style-name="P12"><text:span text:style-name="T6"/></text:p>
      <text:p text:style-name="P8"><text:span text:style-name="T6">sudo dd if=/dev/zero of=/dev/sd</text:span><text:span text:style-name="T17">b</text:span><text:span text:style-name="T6"> bs=1M count=10</text:span></text:p>
      <text:p text:style-name="P19"><text:span text:style-name="T6">This is a very important step!</text:span></text:p>
      <text:p text:style-name="P25"><text:span text:style-name="T35">sudo dd if=MLO of=/dev/sd</text:span><text:span text:style-name="T36">b</text:span><text:span text:style-name="T35"> count=1 seek=1 bs=128k</text:span></text:p>
      <text:p text:style-name="P26"><text:span text:style-name="T25">sudo dd if=u-boot.img of=/dev/sd</text:span><text:span text:style-name="T39">b</text:span><text:span text:style-name="T25"> count=2 seek=1 bs=384k</text:span></text:p>
      <text:p text:style-name="P23"><text:span text:style-name="T14">Now, we can prepare the needed partition for the root filesystem, which will be installed in the</text:span></text:p>
      <text:p text:style-name="P23"><text:span text:style-name="T14">upcoming sections</text:span></text:p>
      <text:p text:style-name="P25"><text:span text:style-name="T35">echo '1M,,L,*' | sudo sfdisk /dev/sd</text:span><text:span text:style-name="T37">b</text:span></text:p>
      <text:p text:style-name="P25"><text:span text:style-name="T35">sudo mkfs.ext4 -L rootfs /dev/sd</text:span><text:span text:style-name="T37">b</text:span><text:span text:style-name="T35">1</text:span></text:p>
      <text:p text:style-name="P25"><text:span text:style-name="T35"/></text:p>
      <text:p text:style-name="P25"><text:span text:style-name="T35">$ sudo mkdir /media/rootfs</text:span></text:p>
      <text:p text:style-name="P1"><text:span text:style-name="T40">$ sudo mount /dev/sd</text:span><text:span text:style-name="T41">b</text:span><text:span text:style-name="T40">1 /media/rootfs/</text:span></text:p>
      <text:p text:style-name="P25"><text:span text:style-name="T35">$ sudo mkdir -p /media/rootfs/opt/backup/uboot/</text:span></text:p>
      <text:p text:style-name="P25"><text:span text:style-name="T35">$ sudo cp MLO /media/rootfs/opt/backup/uboot/</text:span></text:p>
      <text:p text:style-name="P25"><text:span text:style-name="T35">$ sudo cp u-boot.img /media/rootfs/opt/backup/uboot/</text:span></text:p>
      <text:p text:style-name="P25"><text:span text:style-name="T35"/></text:p>
      <text:p text:style-name="P18"><text:span text:style-name="T18">Now, we have just to add U-Boot's environment commands to properly load the kernel. We have to</text:span></text:p>
      <text:p text:style-name="P18"><text:span text:style-name="T18">put all commands into a file called uEnv.txt in rootfs as follows:</text:span></text:p>
      <text:p text:style-name="P25"><text:span text:style-name="T35"/></text:p>
      <text:p text:style-name="P25"><text:span text:style-name="T35">$ sudo mkdir /media/rootfs/boot/</text:span></text:p>
      <text:p text:style-name="P1"><text:span text:style-name="T40">$ sudo cp ../uEnv.txt /media/rootfs/boot/ </text:span><text:span text:style-name="T35"><text:s text:c="3"/></text:span><text:span text:style-name="T24">(файл изначально <text:s/>в GNU-Linux-Rapid-Embedded-Programming-master/Chapter01 </text:span><text:span text:style-name="T38">)</text:span></text:p>
      <text:p text:style-name="P25"><text:span text:style-name="T35"/></text:p>
      <text:p text:style-name="P4"><text:span text:style-name="T6">Now, it's time to compile the kernel.</text:span></text:p>
      <text:p text:style-name="P5"><text:span text:style-name="T14">The kernel sources can be downloaded from the several repositories, and we decided to use the ones</text:span></text:p>
      <text:p text:style-name="P5"><text:span text:style-name="T14">from Robert C. Nelson archives instead of the standard Debian repositories because these</text:span></text:p>
      <text:p text:style-name="P5"><text:span text:style-name="T14">repositories are really well done, easy to use, and well supported in terms of custom kernel sources</text:span></text:p>
      <text:p text:style-name="P5"><text:span text:style-name="T14">for our embedded kits!</text:span></text:p>
      <text:p text:style-name="P10"><text:span text:style-name="T19">cd ..</text:span></text:p>
      <text:p text:style-name="P8"><text:span text:style-name="T6">git clone </text:span><text:a xlink:type="simple" xlink:href="https://github.com/RobertCNelson/bb-kernel" text:style-name="Internet_20_link" text:visited-style-name="Visited_20_Internet_20_Link"><text:span text:style-name="T6">https://github.com/RobertCNelson/bb-kernel</text:span></text:a></text:p>
      <text:p text:style-name="P8"><text:span text:style-name="T6">$ cd bb-kernel</text:span></text:p>
      <text:p text:style-name="P8"><text:span text:style-name="T6">$ git checkout origin/am33x-v4.4 -b am33x-v4.4</text:span></text:p>
      <text:p text:style-name="P8"><text:span text:style-name="T6"/></text:p>
      <text:p text:style-name="P20"><text:span text:style-name="T6">Now, before continuing, we can do something similar to what we did for U-Boot and then pre-</text:span></text:p>
      <text:p text:style-name="P20"><text:span text:style-name="T6">download a Linux bare repository from the linux-stable tree into the common directory with the</text:span></text:p>
      <text:p text:style-name="P20"><text:span text:style-name="T6">following command:</text:span></text:p>
      <text:p text:style-name="P8"><text:span text:style-name="T6">cd common</text:span></text:p>
      <text:p text:style-name="P8"><text:span text:style-name="T6">git clone --bare https://git.kernel.org/pub/scm/linux/kernel/git/stable/linux-stable.git</text:span></text:p>
      <text:p text:style-name="P16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14T17:17:56.613572551</dc:date>
    <meta:editing-duration>PT3H47M43S</meta:editing-duration>
    <meta:editing-cycles>30</meta:editing-cycles>
    <meta:document-statistic meta:table-count="0" meta:image-count="0" meta:object-count="0" meta:page-count="1" meta:paragraph-count="100" meta:word-count="658" meta:character-count="5519" meta:non-whitespace-character-count="4918"/>
  </office:meta>
</office:document-meta>
</file>